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7pt" style:font-size-asian="17pt" style:font-size-complex="17pt"/>
    </style:style>
    <style:style style:name="P3" style:family="paragraph" style:parent-style-name="Standard" style:list-style-name="L1">
      <style:text-properties fo:font-size="17pt" style:font-size-asian="17pt" style:font-size-complex="17pt"/>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lfestellung zum Verfassen eines transsexuellen Lebenslaufes</text:p>
      <text:p text:style-name="P2"/>
      <text:p text:style-name="P2">Der transsexuelle Lebenslauf soll euer Leben in seinen Grundrissen darstellen und die Stellen beleuchten, die für eure Entwicklung als trans Personen <text:span text:style-name="T1">als wichtig gewertet werden können</text:span>. Diese Formulierung ist wichtig: Es muss kein für euch wichtiger Moment in eurem Leben gewesen sein, um hier zu landen. Es geht mehr um die Darstellung eines als "Normentwicklung" wahrgenommen Werdegangs als trans Person.</text:p>
      <text:p text:style-name="P2"/>
      <text:p text:style-name="P2">Der erste Schritt sollte sein, alle schriftlichen Daten festzuhalten, zu denen ihr Zugang habt. Macht eine chronologische Liste mit allen Transitionsmeilensteinen, die ihr finden könnt. Wenn ihr gerade das TSG in Anspruch nehmt, sind das höchstwahrscheinlich:</text:p>
      <text:list xml:id="list2374418290926383055" text:style-name="L1">
        <text:list-item>
          <text:p text:style-name="P3">Datum des Therapiebeginns</text:p>
        </text:list-item>
        <text:list-item>
          <text:p text:style-name="P3">Datum der Indikationsstellung für Hormonersatztherapie</text:p>
        </text:list-item>
        <text:list-item>
          <text:p text:style-name="P3">Beginn der Hormonersatztherapie</text:p>
        </text:list-item>
        <text:list-item>
          <text:p text:style-name="P3">Datum der TSG-Antragsstellung (ja, wirklich)</text:p>
        </text:list-item>
        <text:list-item>
          <text:p text:style-name="P3">Daten etwaiger Coming Outs</text:p>
        </text:list-item>
      </text:list>
      <text:p text:style-name="P2"/>
      <text:p text:style-name="P2">Diese Daten werden wahrscheinlich in eurem Erwachsenenalter stattfinden. Es soll aber ein Lebenslauf sein...</text:p>
      <text:p text:style-name="P2">Wenn euch keine besonderen konkreten Daten einfallen, an denen euch als Kinder etwas passiert ist, das ihr mit eurem Transsein in Verbindung bringen könnt, können die Eckdaten eurer Schul- und/oder Kindergartenbesuche verwendet werden.</text:p>
      <text:p text:style-name="P2"/>
      <text:p text:style-name="P2">Dann schreibt ihr aufgrund dieser Chronologie einen Fließtext.</text:p>
      <text:p text:style-name="P2"/>
      <text:p text:style-name="P2">Ein transsexueller Lebenslauf muss nicht lang sein, aber sollte durchaus auch mit Inhalt gefüllt werden.</text:p>
      <text:p text:style-name="P2"/>
      <text:p text:style-name="P2">Er darf übrigens auch handschriftlich sein (Auch wenn ich wegen der einfacheren Bearbeitung für die Benutzung in medizinischen Kostenübernahmeanträgen davon ab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M23S</meta:editing-duration>
    <meta:editing-cycles>5</meta:editing-cycles>
    <meta:generator>OpenOffice/4.1.6$Win32 OpenOffice.org_project/416m1$Build-9790</meta:generator>
    <dc:date>2019-12-31T03:48:13.79</dc:date>
    <dc:creator>Elena Schmidt</dc:creator>
    <meta:document-statistic meta:table-count="0" meta:image-count="0" meta:object-count="0" meta:page-count="1" meta:paragraph-count="13" meta:word-count="218" meta:character-count="1585"/>
    <meta:user-defined meta:name="Info 1"/>
    <meta:user-defined meta:name="Info 2"/>
    <meta:user-defined meta:name="Info 3"/>
    <meta:user-defined meta:name="Info 4"/>
  </office:meta>
</office:document-meta>
</file>